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8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9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00pt" fo:font-weight="normal" fo:font-family="'Liberation Mono'" style:font-family-asian="'Liberation Mono'" style:font-family-complex="'Liberation Mono'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man(IOS)<text:s text:c="21"/>Specification Document<text:s text:c="22"/>man(IOS)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3">NAME</text:span></text:p>
      <text:p text:style-name="P1"><text:span text:style-name="T3"><text:s text:c="7"/>man - displays the whole manual of the commands</text:span></text:p>
      <text:p text:style-name="P1"><text:span text:style-name="T4"/></text:p>
      <text:p text:style-name="P1"><text:span text:style-name="T5">SYNOPSIS</text:span></text:p>
      <text:p text:style-name="P1"><text:span text:style-name="T5"><text:s text:c="7"/>man [command name]</text:span></text:p>
      <text:p text:style-name="P1"><text:span text:style-name="T6"/></text:p>
      <text:p text:style-name="P1"><text:span text:style-name="T7">DESCRIPTION</text:span></text:p>
      <text:p text:style-name="P1"><text:span text:style-name="T7"><text:s text:c="7"/>This command displays information about all the commands of the game.</text:span></text:p>
      <text:p text:style-name="P1"><text:span text:style-name="T8"/></text:p>
      <text:p text:style-name="P1"><text:span text:style-name="T9">SEE ALSO</text:span></text:p>
      <text:p text:style-name="P1"><text:span text:style-name="T9"><text:tab/>system calls used: open, write, read and getcwd.</text:span></text:p>
      <text:p text:style-name="P1"><text:span text:style-name="T10"/></text:p>
      <text:p text:style-name="P1"><text:span text:style-name="T11">REPORTING BUGS</text:span></text:p>
      <text:p text:style-name="P1"><text:span text:style-name="T11"><text:s text:c="7"/>There are no reported bugs.</text:span></text:p>
      <text:p text:style-name="P1"><text:span text:style-name="T12"/></text:p>
      <text:p text:style-name="P1"><text:span text:style-name="T13">AUTHOR</text:span></text:p>
      <text:p text:style-name="P1"><text:span text:style-name="T13"><text:tab/><text:s text:c="2"/>Written by Jon Rubio</text:span></text:p>
      <text:p text:style-name="P2"><text:span text:style-name="T1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